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784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618in"/>
    </style:style>
    <style:style style:name="Table4.C" style:family="table-column">
      <style:table-column-properties style:column-width="0.816in"/>
    </style:style>
    <style:style style:name="Table4.D" style:family="table-column">
      <style:table-column-properties style:column-width="1.338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4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7" style:family="paragraph" style:parent-style-name="normal">
      <style:text-properties style:font-name="Bodoni 72" fo:font-size="16pt" style:font-size-asian="16pt" style:font-size-complex="16pt"/>
    </style:style>
    <style:style style:name="P8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9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0" style:family="paragraph" style:parent-style-name="normal">
      <style:text-properties style:font-name="Bodoni 72" fo:font-size="12pt" style:font-size-asian="12pt" style:font-size-complex="12pt"/>
    </style:style>
    <style:style style:name="P11" style:family="paragraph" style:parent-style-name="normal">
      <style:text-properties style:font-name="Liberation Mono" fo:font-size="24pt" style:font-size-asian="24pt" style:font-size-complex="24pt"/>
    </style:style>
    <style:style style:name="P12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3" style:family="paragraph" style:parent-style-name="normal">
      <style:text-properties style:font-name="Essiah" fo:font-size="28pt" style:font-size-asian="28pt" style:font-size-complex="28pt"/>
    </style:style>
    <style:style style:name="P14" style:family="paragraph" style:parent-style-name="normal">
      <style:text-properties style:font-name="Essiah" fo:font-size="22pt" style:font-size-asian="22pt" style:font-size-complex="22pt"/>
    </style:style>
    <style:style style:name="P15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>
        <style:tab-stops>
          <style:tab-stop style:position="3.2437in"/>
        </style:tab-stops>
      </style:paragraph-properties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3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4" style:family="paragraph" style:parent-style-name="normal">
      <style:text-properties fo:font-size="24pt" style:font-size-asian="24pt" style:font-size-complex="24pt"/>
    </style:style>
    <style:style style:name="P25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0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font-size="22pt" style:font-size-asian="22pt" style:font-size-complex="2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1" fo:font-size="22pt" style:font-size-asian="22pt" style:font-size-complex="22pt"/>
    </style:style>
    <style:style style:name="P52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3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italic" style:text-underline-style="none" fo:font-weight="normal" fo:background-color="transparent" style:font-name-asian="Verdana1" style:font-size-asian="16pt" style:font-style-asian="italic" style:font-weight-asian="normal" style:font-name-complex="Verdana1" style:font-size-complex="16pt" style:font-style-complex="italic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italic" style:text-underline-style="none" fo:font-weight="normal" fo:background-color="transparent" style:font-name-asian="Verdana1" style:font-size-asian="22pt" style:font-style-asian="italic" style:font-weight-asian="normal" style:font-name-complex="Verdana1" style:font-size-complex="22pt" style:font-style-complex="italic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1" style:family="paragraph" style:parent-style-name="Heading_20_1">
      <style:text-properties style:font-name="Bodoni 72"/>
    </style:style>
    <style:style style:name="P62" style:family="paragraph" style:parent-style-name="Heading_20_2">
      <style:text-properties style:font-name="Bodoni 72"/>
    </style:style>
    <style:style style:name="P63" style:family="paragraph" style:parent-style-name="Heading_20_2">
      <style:text-properties style:font-name="Bodoni 72" style:font-name-asian="Verdana1" style:font-name-complex="Verdana1"/>
    </style:style>
    <style:style style:name="P64" style:family="paragraph" style:parent-style-name="Heading_20_2">
      <style:text-properties style:font-name="Bodoni 72" style:text-underline-style="none" style:font-name-asian="Verdana1" style:font-name-complex="Verdana1"/>
    </style:style>
    <style:style style:name="P65" style:family="paragraph" style:parent-style-name="Heading_20_2">
      <style:text-properties style:font-name="Bodoni 72" style:text-underline-style="none" style:font-name-asian="essiah2" style:font-name-complex="essiah2"/>
    </style:style>
    <style:style style:name="P66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Title" style:master-page-name="Standard">
      <style:paragraph-properties style:page-number="1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style:font-name="eXsE" style:text-underline-style="none" style:font-name-asian="eXsE1" style:font-name-complex="eXsE1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style:text-underline-style="none" style:font-name-asian="essiah2" style:font-name-complex="essiah2" loext:opacity="100%"/>
    </style:style>
    <style:style style:name="T11" style:family="text">
      <style:text-properties fo:color="#000000" fo:font-weight="bold" style:font-name-asian="essiah2" style:font-weight-asian="bold" style:font-name-complex="essiah2" style:font-weight-complex="bold"/>
    </style:style>
    <style:style style:name="T12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3" style:family="text">
      <style:text-properties fo:color="#000000" fo:font-weight="bold" fo:background-color="#ffffff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5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6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0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5" style:family="text">
      <style:text-properties style:font-name-asian="essiah2" style:font-name-complex="essiah2"/>
    </style:style>
    <style:style style:name="T26" style:family="text">
      <style:text-properties fo:color="#808080" style:font-name-asian="essiah2" style:font-name-complex="essiah2" loext:opacity="100%"/>
    </style:style>
    <style:style style:name="T27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8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29" style:family="text">
      <style:text-properties fo:color="#808080" fo:font-weight="normal" fo:background-color="#ffffff" style:font-name-asian="essiah2" style:font-weight-asian="normal" style:font-name-complex="essiah2" style:font-weight-complex="normal" loext:opacity="100%"/>
    </style:style>
    <style:style style:name="T30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2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3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5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style:font-name-asian="essiah2" style:font-name-complex="essiah2"/>
    </style:style>
    <style:style style:name="T38" style:family="text">
      <style:text-properties style:font-name-asian="eXsE1" style:font-name-complex="eXsE1"/>
    </style:style>
    <style:style style:name="T39" style:family="text">
      <style:text-properties fo:font-weight="bold" style:font-name-asian="essiah2" style:font-weight-asian="bold" style:font-name-complex="essiah2" style:font-weight-complex="bold"/>
    </style:style>
    <style:style style:name="T40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1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2" style:family="text">
      <style:text-properties style:font-name="Essiah" fo:font-size="22pt" style:text-underline-style="none" style:font-size-asian="22pt" style:font-size-complex="22pt"/>
    </style:style>
    <style:style style:name="T43" style:family="text">
      <style:text-properties style:font-name="Essiah" fo:font-size="22pt" style:font-name-asian="essiah2" style:font-size-asian="22pt" style:font-name-complex="essiah2" style:font-size-complex="22pt"/>
    </style:style>
    <style:style style:name="T44" style:family="text">
      <style:text-properties fo:color="#999999" fo:font-weight="normal" style:font-name-asian="essiah2" style:font-weight-asian="normal" style:font-name-complex="essiah2" style:font-weight-complex="normal"/>
    </style:style>
    <style:style style:name="T45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6" style:family="text">
      <style:text-properties style:text-position="sub 58%"/>
    </style:style>
    <style:style style:name="T47" style:family="text">
      <style:text-properties fo:font-size="22pt" style:font-name-asian="essiah2" style:font-size-asian="22pt" style:font-name-complex="essiah2" style:font-size-complex="22pt"/>
    </style:style>
    <style:style style:name="T48" style:family="text">
      <style:text-properties style:font-name="essiah1" style:text-underline-style="none" fo:font-weight="normal" style:font-weight-asian="normal" style:font-weight-complex="normal"/>
    </style:style>
    <style:style style:name="T4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essEu</text:p>
      <text:p text:style-name="P66">es mYnEsshu un mIkul</text:p>
      <text:p text:style-name="P61">Alphabet</text:p>
      <text:p text:style-name="P25"/>
      <text:p text:style-name="P29">o i y I Y</text:p>
      <text:p text:style-name="P29">EAUO eawu</text:p>
      <text:p text:style-name="P29">snhb ftd<text:span text:style-name="T49">p</text:span></text:p>
      <text:p text:style-name="P29">kmvz rjlg</text:p>
      <text:p text:style-name="P29">CHTS ZNxL</text:p>
      <text:p text:style-name="P12"/>
      <text:p text:style-name="P11"><text:span text:style-name="T39">o</text:span><text:span text:style-name="T25"> <text:s text:c="2"/></text:span><text:span text:style-name="T12">i</text:span><text:span text:style-name="T25"> <text:s text:c="2"/></text:span><text:span text:style-name="T39">ü</text:span><text:span text:style-name="T25"> <text:s text:c="2"/></text:span><text:span text:style-name="T12">ī</text:span><text:span text:style-name="T25"> <text:s text:c="2"/></text:span><text:span text:style-name="T11">ʊ</text:span></text:p>
      <text:p text:style-name="P11"><text:span text:style-name="T12">ē</text:span><text:span text:style-name="T28"> <text:s text:c="2"/></text:span><text:span text:style-name="T12">ā</text:span><text:span text:style-name="T28"> <text:s text:c="2"/></text:span><text:span text:style-name="T12">ū <text:s text:c="2"/>ō <text:s/></text:span><text:span text:style-name="T28"><text:s/></text:span><text:span text:style-name="T39">e</text:span><text:span text:style-name="T44">k</text:span><text:span text:style-name="T28"> </text:span><text:span text:style-name="T45"><text:s/></text:span><text:span text:style-name="T39">a</text:span><text:span text:style-name="T44">t</text:span><text:span text:style-name="T45"> </text:span><text:span text:style-name="T39"><text:s/></text:span><text:span text:style-name="T44">k</text:span><text:span text:style-name="T13">ɔ <text:s/></text:span><text:span text:style-name="T29">t</text:span><text:span text:style-name="T39">u </text:span></text:p>
      <text:p text:style-name="P11"><text:span text:style-name="T12">s</text:span><text:span text:style-name="T19">ē</text:span><text:span text:style-name="T26"> <text:s/></text:span><text:span text:style-name="T12">n</text:span><text:span text:style-name="T20">ā</text:span><text:span text:style-name="T26"> <text:s/></text:span><text:span text:style-name="T12">h</text:span><text:span text:style-name="T19">ū</text:span><text:span text:style-name="T25"> <text:s/></text:span><text:span text:style-name="T12">b</text:span><text:span text:style-name="T19">ō</text:span><text:span text:style-name="T26"> </text:span><text:span text:style-name="T19"><text:s/></text:span><text:span text:style-name="T17">f</text:span><text:span text:style-name="T19">ē</text:span><text:span text:style-name="T20"> <text:s/></text:span><text:span text:style-name="T17">t</text:span><text:span text:style-name="T20">ā</text:span><text:span text:style-name="T22"> <text:s/></text:span><text:span text:style-name="T17">d</text:span><text:span text:style-name="T19">ū</text:span><text:span text:style-name="T20"> <text:s/></text:span><text:span text:style-name="T17">p</text:span><text:span text:style-name="T19">ō</text:span><text:span text:style-name="T19"> </text:span></text:p>
      <text:p text:style-name="P11"><text:span text:style-name="T17">k</text:span><text:span text:style-name="T19">ē</text:span><text:span text:style-name="T22"> <text:s/></text:span><text:span text:style-name="T17">m</text:span><text:span text:style-name="T20">ā</text:span><text:span text:style-name="T16"> <text:s/></text:span><text:span text:style-name="T17">v</text:span><text:span text:style-name="T19">ū</text:span><text:span text:style-name="T20"> <text:s/></text:span><text:span text:style-name="T17">z</text:span><text:span text:style-name="T19">ō</text:span><text:span text:style-name="T20"> <text:s/></text:span><text:span text:style-name="T17">r</text:span><text:span text:style-name="T19">ē</text:span><text:span text:style-name="T20"> </text:span><text:span text:style-name="T19"><text:s/></text:span><text:span text:style-name="T17">j</text:span><text:span text:style-name="T20">ā</text:span><text:span text:style-name="T17"> <text:s/>l</text:span><text:span text:style-name="T19">ū <text:s/></text:span><text:span text:style-name="T17">g</text:span><text:span text:style-name="T19">ō</text:span><text:span text:style-name="T20"> <text:s/></text:span></text:p>
      <text:p text:style-name="P11"><text:span text:style-name="T17">ch</text:span><text:span text:style-name="T19">ē</text:span><text:span text:style-name="T22"> </text:span><text:span text:style-name="T17">θ</text:span><text:span text:style-name="T28">ā</text:span><text:span text:style-name="T27"> <text:s/></text:span><text:span text:style-name="T17">∂</text:span><text:span text:style-name="T19">ū</text:span><text:span text:style-name="T27"> <text:s/></text:span><text:span text:style-name="T17">sh</text:span><text:span text:style-name="T19">ō</text:span><text:span text:style-name="T27"> </text:span><text:span text:style-name="T28">e</text:span><text:span text:style-name="T17">zh </text:span><text:span text:style-name="T24">a</text:span><text:span text:style-name="T17">ng xh</text:span><text:span text:style-name="T23">ɔ</text:span><text:span text:style-name="T17"> </text:span><text:span text:style-name="T18">ḻ</text:span><text:span text:style-name="T23">u</text:span><text:span text:style-name="T21"> </text:span><text:span text:style-name="T19"><text:s text:c="2"/></text:span></text:p>
      <text:p text:style-name="P61">Basics</text:p>
      <text:p text:style-name="P7">The default order is Subject-Verb-Object, but any arrangement is allowed with the use of markers.</text:p>
      <text:p text:style-name="P8"/>
      <text:p text:style-name="P7">The subject and object are optional. When no subject is given, 1st person singular is assumed.</text:p>
      <text:p text:style-name="P8"/>
      <text:p text:style-name="P7">Modifiers follow their target (i.e. "ball large red").</text:p>
      <text:p text:style-name="P4"/>
      <text:p text:style-name="P10"><text:soft-page-break/><text:span text:style-name="T40">Markers precede their object (i.e. "for the ball").</text:span><text:span text:style-name="T37"><text:tab/></text:span></text:p>
      <text:p text:style-name="P61">Articles</text:p>
      <text:p text:style-name="P7">Indefinite Singular</text:p>
      <text:p text:style-name="P14">_</text:p>
      <text:p text:style-name="P3"/>
      <text:p text:style-name="P3">Indefinite Plural</text:p>
      <text:p text:style-name="P18">u</text:p>
      <text:p text:style-name="P7"/>
      <text:p text:style-name="P7">Definite Singular</text:p>
      <text:p text:style-name="P22">tu</text:p>
      <text:p text:style-name="P7"/>
      <text:p text:style-name="P7">Definite Plural</text:p>
      <text:p text:style-name="P30">etu</text:p>
      <text:p text:style-name="P61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6">Number</text:p>
          </table:table-cell>
          <table:table-cell table:style-name="Table4.A1" office:value-type="string">
            <text:p text:style-name="P56">Person</text:p>
          </table:table-cell>
          <table:table-cell table:style-name="Table4.A1" office:value-type="string">
            <text:p text:style-name="P56">English</text:p>
          </table:table-cell>
          <table:table-cell table:style-name="Table4.A1" office:value-type="string">
            <text:p text:style-name="P58">essEu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6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o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o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1">Punctuation</text:p>
      <text:p text:style-name="P7">Period</text:p>
      <text:p text:style-name="P26">.</text:p>
      <text:p text:style-name="P7"/>
      <text:p text:style-name="P7"><text:soft-page-break/>Comma</text:p>
      <text:p text:style-name="P26">,</text:p>
      <text:p text:style-name="P51"><text:span text:style-name="T4">&lt;Zu, nel kr</text:span><text:span text:style-name="T32">U</text:span><text:span text:style-name="T4">s pasen.&gt;</text:span></text:p>
      <text:p text:style-name="P7"/>
      <text:p text:style-name="P7">Number Symbol</text:p>
      <text:p text:style-name="P26">#</text:p>
      <text:p text:style-name="P26">#iong</text:p>
      <text:p text:style-name="P26"/>
      <text:p text:style-name="P7">Quotation Marks</text:p>
      <text:p text:style-name="P26">&lt;&gt;</text:p>
      <text:p text:style-name="P26">&lt;tu tEO&gt;</text:p>
      <text:p text:style-name="P7"/>
      <text:p text:style-name="P7">Parenthesis</text:p>
      <text:p text:style-name="P15">()</text:p>
      <text:p text:style-name="P15">(tu tEO)</text:p>
      <text:p text:style-name="P7"/>
      <text:p text:style-name="P7">Square Brackets</text:p>
      <text:p text:style-name="P14">[]</text:p>
      <text:p text:style-name="P14">[tu tEO]</text:p>
      <text:p text:style-name="P61">Conjuctions</text:p>
      <text:p text:style-name="P63">And</text:p>
      <text:p text:style-name="P31">un</text:p>
      <text:p text:style-name="P5"/>
      <text:p text:style-name="P5">"They have spoken good and evil."</text:p>
      <text:p text:style-name="P26"><text:span text:style-name="T37">&lt;s</text:span><text:span text:style-name="T10">U</text:span><text:span text:style-name="T37">nu li O</text:span><text:span text:style-name="T3">v</text:span><text:span text:style-name="T8">O</text:span><text:span text:style-name="T3">s </text:span><text:span text:style-name="T37">AOn </text:span><text:span text:style-name="T10">un gw</text:span><text:span text:style-name="T37">.&gt;</text:span></text:p>
      <text:p text:style-name="P3"/>
      <text:p text:style-name="P4">"You all speak for the people and not a state."</text:p>
      <text:p text:style-name="P32"><text:span text:style-name="T3">&lt;tan v</text:span><text:span text:style-name="T8">O</text:span><text:span text:style-name="T3">s os </text:span><text:span text:style-name="T8">etu </text:span><text:span text:style-name="T3">sE </text:span><text:span text:style-name="T8">un</text:span><text:span text:style-name="T3"> anu doks.&gt;</text:span></text:p>
      <text:p text:style-name="P62"><text:soft-page-break/>Or</text:p>
      <text:p text:style-name="P23">et</text:p>
      <text:p text:style-name="P3"/>
      <text:p text:style-name="P5">Red or yellow?</text:p>
      <text:p text:style-name="P23">&lt;?sOn et nEsu.&gt;</text:p>
      <text:p text:style-name="P62">But</text:p>
      <text:p text:style-name="P23">-</text:p>
      <text:p text:style-name="P3"/>
      <text:p text:style-name="P5">-</text:p>
      <text:p text:style-name="P23">-</text:p>
      <text:p text:style-name="P62">Yet</text:p>
      <text:p text:style-name="P23">-</text:p>
      <text:p text:style-name="P3"/>
      <text:p text:style-name="P5">-</text:p>
      <text:p text:style-name="P23">-</text:p>
      <text:p text:style-name="P64">For</text:p>
      <text:p text:style-name="P27">os</text:p>
      <text:p text:style-name="P5"/>
      <text:p text:style-name="P5">"He was sick for lack of food."</text:p>
      <text:p text:style-name="P27">-</text:p>
      <text:p text:style-name="P61">Markers</text:p>
      <text:p text:style-name="P62"><text:span text:style-name="T37">Direct</text:span><text:span text:style-name="T37"> Object</text:span></text:p>
      <text:p text:style-name="P19">li</text:p>
      <text:p text:style-name="P4"/>
      <text:p text:style-name="P4">"I own the night."</text:p>
      <text:p text:style-name="P22">&lt;brAs tu tEO.&gt;</text:p>
      <text:p text:style-name="P4"/>
      <text:p text:style-name="P4"><text:soft-page-break/>"The night, I own."</text:p>
      <text:p text:style-name="P19">&lt;li tu tEO brAs.&gt;</text:p>
      <text:p text:style-name="P65">Indirect Object</text:p>
      <text:p text:style-name="P19">-</text:p>
      <text:p text:style-name="P4"/>
      <text:p text:style-name="P4">"He gave me the book."</text:p>
      <text:p text:style-name="P23">-</text:p>
      <text:p text:style-name="P63">Possessive</text:p>
      <text:p text:style-name="P22">es</text:p>
      <text:p text:style-name="P3"/>
      <text:p text:style-name="P3">"They will own the night of the people."</text:p>
      <text:p text:style-name="P14"><text:span text:style-name="T37">&lt;sUnu brAsO tu tEO</text:span><text:span text:style-name="T10"> es etu </text:span><text:span text:style-name="T37">sE.&gt;</text:span></text:p>
      <text:p text:style-name="P3"/>
      <text:p text:style-name="P3">"Their people will force us."</text:p>
      <text:p text:style-name="P20"><text:span text:style-name="T37">&lt;es s</text:span><text:span text:style-name="T10">U</text:span><text:span text:style-name="T37">nu sE das</text:span><text:span text:style-name="T10">UO</text:span><text:span text:style-name="T37"> s</text:span><text:span text:style-name="T10">U</text:span><text:span text:style-name="T37">.&gt;</text:span></text:p>
      <text:p text:style-name="P63">Towards</text:p>
      <text:p text:style-name="P22">pru</text:p>
      <text:p text:style-name="P8"/>
      <text:p text:style-name="P8">"You all will speak to the people."</text:p>
      <text:p text:style-name="P26"><text:span text:style-name="T25">&lt;tan v</text:span><text:span text:style-name="T10">O</text:span><text:span text:style-name="T25">sO pru </text:span><text:span text:style-name="T10">etu </text:span><text:span text:style-name="T25">sE.&gt;</text:span></text:p>
      <text:p text:style-name="P64">For</text:p>
      <text:p text:style-name="P27">os</text:p>
      <text:p text:style-name="P5"/>
      <text:p text:style-name="P5">"We owned the night for the people."</text:p>
      <text:p text:style-name="P26"><text:span text:style-name="T37">&lt;s</text:span><text:span text:style-name="T10">U</text:span><text:span text:style-name="T37"> ObrAs os tu tEO sE </text:span><text:span text:style-name="T10">etu</text:span><text:span text:style-name="T37">.&gt;</text:span></text:p>
      <text:p text:style-name="P62">Exclamation</text:p>
      <text:p text:style-name="P14">!-&lt;sA&gt;</text:p>
      <text:p text:style-name="P13"><text:soft-page-break/></text:p>
      <text:p text:style-name="P3">"Their people will force us!"</text:p>
      <text:p text:style-name="P20"><text:span text:style-name="T3">&lt;!es s</text:span><text:span text:style-name="T8">U</text:span><text:span text:style-name="T3">nu sE dasu</text:span><text:span text:style-name="T8">O</text:span><text:span text:style-name="T3"> s</text:span><text:span text:style-name="T8">U</text:span><text:span text:style-name="T3">.&gt;</text:span></text:p>
      <text:p text:style-name="P62">Question (pronounced "kay")</text:p>
      <text:p text:style-name="P28">?-&lt;kA&gt;</text:p>
      <text:p text:style-name="P7"/>
      <text:p text:style-name="P3">"Their people will force us?"</text:p>
      <text:p text:style-name="P20"><text:span text:style-name="T3">&lt;?es s</text:span><text:span text:style-name="T8">U</text:span><text:span text:style-name="T3">nu sE das</text:span><text:span text:style-name="T8">UO</text:span><text:span text:style-name="T3"> s</text:span><text:span text:style-name="T8">U</text:span><text:span text:style-name="T3">.&gt;</text:span></text:p>
      <text:p text:style-name="P62">Interrobang (pronounced "skay")</text:p>
      <text:p text:style-name="P14">;-&lt;skA&gt;</text:p>
      <text:p text:style-name="P17"/>
      <text:p text:style-name="P14">? ! ;</text:p>
      <text:p text:style-name="P13"/>
      <text:p text:style-name="P3">"Their people will force us?!"</text:p>
      <text:p text:style-name="P20"><text:span text:style-name="T3">&lt;;es s</text:span><text:span text:style-name="T8">U</text:span><text:span text:style-name="T3">nu sE das</text:span><text:span text:style-name="T8">UO</text:span><text:span text:style-name="T3"> s</text:span><text:span text:style-name="T8">U</text:span><text:span text:style-name="T3">.&gt;</text:span></text:p>
      <text:p text:style-name="P62">Not</text:p>
      <text:p text:style-name="P23">anu</text:p>
      <text:p text:style-name="P5"/>
      <text:p text:style-name="P5">"You did not force me."</text:p>
      <text:p text:style-name="P23">&lt;U anu daso.&gt;</text:p>
      <text:p text:style-name="P3"/>
      <text:p text:style-name="P5">"I will not force you."</text:p>
      <text:p text:style-name="P32"><text:span text:style-name="T3">&lt;anu das</text:span><text:span text:style-name="T8">O</text:span><text:span text:style-name="T3"> U.&gt;</text:span></text:p>
      <text:p text:style-name="P61">Verb Tenses</text:p>
      <text:p text:style-name="P9">"I owned."</text:p>
      <text:p text:style-name="P14"><text:span text:style-name="T25">&lt;ObrAs.&gt;</text:span> </text:p>
      <text:p text:style-name="P7"/>
      <text:p text:style-name="P7"><text:soft-page-break/>"I own."</text:p>
      <text:p text:style-name="P21">&lt;brAs.&gt;</text:p>
      <text:p text:style-name="P7"/>
      <text:p text:style-name="P9">"I will own."</text:p>
      <text:p text:style-name="P21">&lt;brAsO.&gt;</text:p>
      <text:p text:style-name="P9"/>
      <text:p text:style-name="P8">"I owned the night."</text:p>
      <text:p text:style-name="P13"><text:span text:style-name="T47">&lt;ObrAs tu tEO.&gt;</text:span><text:span text:style-name="T38"> </text:span></text:p>
      <text:p text:style-name="P7"/>
      <text:p text:style-name="P7">"I own the night."</text:p>
      <text:p text:style-name="P14"><text:span text:style-name="T25">&lt;brAs tu tEO.&gt;</text:span><text:span text:style-name="T38"> </text:span></text:p>
      <text:p text:style-name="P7"/>
      <text:p text:style-name="P4">"I will own the night."</text:p>
      <text:p text:style-name="P24"><text:span text:style-name="T5">&lt;brAsO tu tEO.&gt;</text:span><text:span text:style-name="T7"> </text:span></text:p>
      <text:p text:style-name="P5"/>
      <text:p text:style-name="P5">"I stood with you."</text:p>
      <text:p text:style-name="P23">&lt;OAgres lu U.&gt;</text:p>
      <text:p text:style-name="P3"/>
      <text:p text:style-name="P5">"I will be standing with them."</text:p>
      <text:p text:style-name="P32"><text:span text:style-name="T3">&lt;ahresO nul lu</text:span><text:span text:style-name="T8"> sUnu</text:span><text:span text:style-name="T3">.&gt;</text:span></text:p>
      <text:p text:style-name="P3"/>
      <text:p text:style-name="P6">Progressive Action</text:p>
      <text:p text:style-name="P23">nul</text:p>
      <text:p text:style-name="P4"/>
      <text:p text:style-name="P5">"You are owning the night."</text:p>
      <text:p text:style-name="normal"><text:span text:style-name="T5">&lt;U brAs nul tu tEO.&gt;</text:span><text:span text:style-name="T6"><text:line-break/></text:span></text:p>
      <text:p text:style-name="P5">Completed Action</text:p>
      <text:p text:style-name="P27">dun</text:p>
      <text:p text:style-name="P3"/>
      <text:p text:style-name="P5">"You had owned the night."</text:p>
      <text:p text:style-name="P23">&lt;U den ObrAs tu tEO.&gt;</text:p>
      <text:p text:style-name="P3"/>
      <text:p text:style-name="P3">"You have owned the night."</text:p>
      <text:p text:style-name="P19"><text:soft-page-break/>&lt;U den brAs tu tEO.&gt;</text:p>
      <text:p text:style-name="P4"/>
      <text:p text:style-name="P3">"You will have owned the nights."</text:p>
      <text:p text:style-name="P23">&lt;U den brAsO etu tEO.&gt;</text:p>
      <text:p text:style-name="P5"/>
      <text:p text:style-name="P5">“You had been owning the night.”</text:p>
      <text:p text:style-name="P23">&lt;U den nel ObrAs tu tEO.&gt;</text:p>
      <text:p text:style-name="P3"/>
      <text:p text:style-name="P3">"You have been owning the night."</text:p>
      <text:p text:style-name="P23">&lt;U den nel brAs te tEO.&gt;</text:p>
      <text:p text:style-name="P3"/>
      <text:p text:style-name="P3">“You will be owning the night.”</text:p>
      <text:p text:style-name="P22">&lt;U den nel brAsO te tEO.&gt;</text:p>
      <text:p text:style-name="P7"/>
      <text:p text:style-name="P8">“Will you have owned the night?”</text:p>
      <text:p text:style-name="P22">&lt;?U deb nel brAsO tu tEO.&gt;</text:p>
      <text:p text:style-name="P61">Numbers</text:p>
      <text:p text:style-name="P3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</table:table-row>
        <table:table-row table:style-name="Table5.1">
          <table:table-cell table:style-name="Table5.A2" office:value-type="string">
            <text:p text:style-name="P59">o</text:p>
          </table:table-cell>
          <table:table-cell table:style-name="Table5.A2" office:value-type="string">
            <text:p text:style-name="P59">i</text:p>
          </table:table-cell>
          <table:table-cell table:style-name="Table5.A2" office:value-type="string">
            <text:p text:style-name="P59">Y</text:p>
          </table:table-cell>
          <table:table-cell table:style-name="Table5.A2" office:value-type="string">
            <text:p text:style-name="P59">I</text:p>
          </table:table-cell>
          <table:table-cell table:style-name="Table5.A2" office:value-type="string">
            <text:p text:style-name="P59">y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5">5</text:p>
          </table:table-cell>
          <table:table-cell table:style-name="Table6.A1" office:value-type="string">
            <text:p text:style-name="P55">6</text:p>
          </table:table-cell>
          <table:table-cell table:style-name="Table6.A1" office:value-type="string">
            <text:p text:style-name="P55">7</text:p>
          </table:table-cell>
          <table:table-cell table:style-name="Table6.A1" office:value-type="string">
            <text:p text:style-name="P55">8</text:p>
          </table:table-cell>
          <table:table-cell table:style-name="Table6.A1" office:value-type="string">
            <text:p text:style-name="P55">9</text:p>
          </table:table-cell>
          <table:table-cell table:style-name="Table6.A1" office:value-type="string">
            <text:p text:style-name="P55">10</text:p>
          </table:table-cell>
          <table:table-cell table:style-name="Table6.A1" office:value-type="string">
            <text:p text:style-name="P55">11</text:p>
          </table:table-cell>
          <table:table-cell table:style-name="Table6.A1" office:value-type="string">
            <text:p text:style-name="P60"><text:span text:style-name="T14">12</text:span><text:span text:style-name="T15">1</text:span></text:p>
          </table:table-cell>
        </table:table-row>
        <table:table-row table:style-name="Table6.1">
          <table:table-cell table:style-name="Table6.A2" office:value-type="string">
            <text:p text:style-name="P59">E</text:p>
          </table:table-cell>
          <table:table-cell table:style-name="Table6.A2" office:value-type="string">
            <text:p text:style-name="P59">A</text:p>
          </table:table-cell>
          <table:table-cell table:style-name="Table6.A2" office:value-type="string">
            <text:p text:style-name="P59">U</text:p>
          </table:table-cell>
          <table:table-cell table:style-name="Table6.A2" office:value-type="string">
            <text:p text:style-name="P59">O</text:p>
          </table:table-cell>
          <table:table-cell table:style-name="Table6.A2" office:value-type="string">
            <text:p text:style-name="P59">e</text:p>
          </table:table-cell>
          <table:table-cell table:style-name="Table6.A2" office:value-type="string">
            <text:p text:style-name="P59">a</text:p>
          </table:table-cell>
          <table:table-cell table:style-name="Table6.A2" office:value-type="string">
            <text:p text:style-name="P59">u</text:p>
          </table:table-cell>
          <table:table-cell table:style-name="Table6.A2" office:value-type="string">
            <text:p text:style-name="P59">w</text:p>
          </table:table-cell>
        </table:table-row>
      </table:table>
      <text:p text:style-name="P53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60"><text:span text:style-name="T14">12</text:span><text:span text:style-name="T15">2</text:span></text:p>
          </table:table-cell>
          <table:table-cell table:style-name="Table1.A1" office:value-type="string">
            <text:p text:style-name="P60"><text:span text:style-name="T14">12</text:span><text:span text:style-name="T15">3</text:span></text:p>
          </table:table-cell>
          <table:table-cell table:style-name="Table1.A1" office:value-type="string">
            <text:p text:style-name="P60"><text:span text:style-name="T14">12</text:span><text:span text:style-name="T15">4</text:span></text:p>
          </table:table-cell>
          <table:table-cell table:style-name="Table1.A1" office:value-type="string">
            <text:p text:style-name="P60"><text:span text:style-name="T14">12</text:span><text:span text:style-name="T15">5</text:span></text:p>
          </table:table-cell>
          <table:table-cell table:style-name="Table1.A1" office:value-type="string">
            <text:p text:style-name="P60"><text:span text:style-name="T14">12</text:span><text:span text:style-name="T15">6</text:span></text:p>
          </table:table-cell>
          <table:table-cell table:style-name="Table1.A1" office:value-type="string">
            <text:p text:style-name="P60"><text:span text:style-name="T14">12</text:span><text:span text:style-name="T15">7</text:span></text:p>
          </table:table-cell>
          <table:table-cell table:style-name="Table1.A1" office:value-type="string">
            <text:p text:style-name="P60"><text:span text:style-name="T14">12</text:span><text:span text:style-name="T15">8</text:span></text:p>
          </table:table-cell>
          <table:table-cell table:style-name="Table1.A1" office:value-type="string">
            <text:p text:style-name="P60"><text:span text:style-name="T14">12</text:span><text:span text:style-name="T15">9</text:span></text:p>
          </table:table-cell>
        </table:table-row>
        <table:table-row table:style-name="Table1.1">
          <table:table-cell table:style-name="Table1.A2" office:value-type="string">
            <text:p text:style-name="P59">s</text:p>
          </table:table-cell>
          <table:table-cell table:style-name="Table1.A2" office:value-type="string">
            <text:p text:style-name="P59">n</text:p>
          </table:table-cell>
          <table:table-cell table:style-name="Table1.A2" office:value-type="string">
            <text:p text:style-name="P59">h</text:p>
          </table:table-cell>
          <table:table-cell table:style-name="Table1.A2" office:value-type="string">
            <text:p text:style-name="P59">b</text:p>
          </table:table-cell>
          <table:table-cell table:style-name="Table1.A2" office:value-type="string">
            <text:p text:style-name="P59">f</text:p>
          </table:table-cell>
          <table:table-cell table:style-name="Table1.A2" office:value-type="string">
            <text:p text:style-name="P59">d</text:p>
          </table:table-cell>
          <table:table-cell table:style-name="Table1.A2" office:value-type="string">
            <text:p text:style-name="P59">t</text:p>
          </table:table-cell>
          <table:table-cell table:style-name="Table1.A2" office:value-type="string">
            <text:p text:style-name="P59">p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ext:soft-page-break/>
        <table:table-row table:style-name="Table2.1">
          <table:table-cell table:style-name="Table2.A1" office:value-type="string">
            <text:p text:style-name="P60"><text:span text:style-name="T14">12</text:span><text:span text:style-name="T15">10</text:span></text:p>
          </table:table-cell>
          <table:table-cell table:style-name="Table2.A1" office:value-type="string">
            <text:p text:style-name="P60"><text:span text:style-name="T14">12</text:span><text:span text:style-name="T15">11</text:span></text:p>
          </table:table-cell>
          <table:table-cell table:style-name="Table2.A1" office:value-type="string">
            <text:p text:style-name="P60"><text:span text:style-name="T14">12</text:span><text:span text:style-name="T15">12</text:span></text:p>
          </table:table-cell>
          <table:table-cell table:style-name="Table2.A1" office:value-type="string">
            <text:p text:style-name="P60"><text:span text:style-name="T14">12</text:span><text:span text:style-name="T15">13</text:span></text:p>
          </table:table-cell>
          <table:table-cell table:style-name="Table2.A1" office:value-type="string">
            <text:p text:style-name="P60"><text:span text:style-name="T14">12</text:span><text:span text:style-name="T15">14</text:span></text:p>
          </table:table-cell>
          <table:table-cell table:style-name="Table2.A1" office:value-type="string">
            <text:p text:style-name="P60"><text:span text:style-name="T14">12</text:span><text:span text:style-name="T15">15</text:span></text:p>
          </table:table-cell>
          <table:table-cell table:style-name="Table2.A1" office:value-type="string">
            <text:p text:style-name="P60"><text:span text:style-name="T14">12</text:span><text:span text:style-name="T15">16</text:span></text:p>
          </table:table-cell>
          <table:table-cell table:style-name="Table2.A1" office:value-type="string">
            <text:p text:style-name="P60"><text:span text:style-name="T14">12</text:span><text:span text:style-name="T15">17</text:span></text:p>
          </table:table-cell>
        </table:table-row>
        <table:table-row table:style-name="Table2.1">
          <table:table-cell table:style-name="Table2.A2" office:value-type="string">
            <text:p text:style-name="P59">k</text:p>
          </table:table-cell>
          <table:table-cell table:style-name="Table2.A2" office:value-type="string">
            <text:p text:style-name="P59">z</text:p>
          </table:table-cell>
          <table:table-cell table:style-name="Table2.A2" office:value-type="string">
            <text:p text:style-name="P59">v</text:p>
          </table:table-cell>
          <table:table-cell table:style-name="Table2.A2" office:value-type="string">
            <text:p text:style-name="P59">m</text:p>
          </table:table-cell>
          <table:table-cell table:style-name="Table2.A2" office:value-type="string">
            <text:p text:style-name="P59">l</text:p>
          </table:table-cell>
          <table:table-cell table:style-name="Table2.A2" office:value-type="string">
            <text:p text:style-name="P59">g</text:p>
          </table:table-cell>
          <table:table-cell table:style-name="Table2.A2" office:value-type="string">
            <text:p text:style-name="P59">r</text:p>
          </table:table-cell>
          <table:table-cell table:style-name="Table2.A2" office:value-type="string">
            <text:p text:style-name="P59">j</text:p>
          </table:table-cell>
        </table:table-row>
      </table:table>
      <text:p text:style-name="P52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60"><text:span text:style-name="T14">12</text:span><text:span text:style-name="T15">18</text:span></text:p>
          </table:table-cell>
          <table:table-cell table:style-name="Table3.A1" office:value-type="string">
            <text:p text:style-name="P60"><text:span text:style-name="T14">12</text:span><text:span text:style-name="T15">19</text:span></text:p>
          </table:table-cell>
          <table:table-cell table:style-name="Table3.A1" office:value-type="string">
            <text:p text:style-name="P60"><text:span text:style-name="T14">12</text:span><text:span text:style-name="T15">20</text:span></text:p>
          </table:table-cell>
          <table:table-cell table:style-name="Table3.A1" office:value-type="string">
            <text:p text:style-name="P60"><text:span text:style-name="T14">12</text:span><text:span text:style-name="T15">21</text:span></text:p>
          </table:table-cell>
          <table:table-cell table:style-name="Table3.A1" office:value-type="string">
            <text:p text:style-name="P60"><text:span text:style-name="T14">12</text:span><text:span text:style-name="T15">22</text:span></text:p>
          </table:table-cell>
          <table:table-cell table:style-name="Table3.A1" office:value-type="string">
            <text:p text:style-name="P60"><text:span text:style-name="T14">12</text:span><text:span text:style-name="T15">23</text:span></text:p>
          </table:table-cell>
          <table:table-cell table:style-name="Table3.A1" office:value-type="string">
            <text:p text:style-name="P60"><text:span text:style-name="T14">12</text:span><text:span text:style-name="T15">24</text:span></text:p>
          </table:table-cell>
          <table:table-cell table:style-name="Table3.A1" office:value-type="string">
            <text:p text:style-name="P60"><text:span text:style-name="T14">12</text:span><text:span text:style-name="T15">25</text:span></text:p>
          </table:table-cell>
        </table:table-row>
        <table:table-row table:style-name="Table3.1">
          <table:table-cell table:style-name="Table3.A2" office:value-type="string">
            <text:p text:style-name="P59">S</text:p>
          </table:table-cell>
          <table:table-cell table:style-name="Table3.A2" office:value-type="string">
            <text:p text:style-name="P59">T</text:p>
          </table:table-cell>
          <table:table-cell table:style-name="Table3.A2" office:value-type="string">
            <text:p text:style-name="P59">H</text:p>
          </table:table-cell>
          <table:table-cell table:style-name="Table3.A2" office:value-type="string">
            <text:p text:style-name="P59">C</text:p>
          </table:table-cell>
          <table:table-cell table:style-name="Table3.A2" office:value-type="string">
            <text:p text:style-name="P59">N</text:p>
          </table:table-cell>
          <table:table-cell table:style-name="Table3.A2" office:value-type="string">
            <text:p text:style-name="P59">Z</text:p>
          </table:table-cell>
          <table:table-cell table:style-name="Table3.A2" office:value-type="string">
            <text:p text:style-name="P59">L</text:p>
          </table:table-cell>
          <table:table-cell table:style-name="Table3.A2" office:value-type="string">
            <text:p text:style-name="P59">x</text:p>
          </table:table-cell>
        </table:table-row>
      </table:table>
      <text:p text:style-name="P52"/>
      <text:p text:style-name="P7">If necessary, numbers are marked with the <text:span text:style-name="T43">#</text:span> symbol (the # on the keyboard).</text:p>
      <text:p text:style-name="P1"/>
      <text:p text:style-name="P31">#iwfo</text:p>
      <text:p text:style-name="P9"/>
      <text:p text:style-name="P9">“12:37”</text:p>
      <text:p text:style-name="P22">iY:IU</text:p>
      <text:p text:style-name="P3"/>
      <text:p text:style-name="P3">3*4=12<text:span text:style-name="T46"> </text:span></text:p>
      <text:p text:style-name="P48">I*y=io1</text:p>
      <text:p text:style-name="P3"/>
      <text:p text:style-name="P7"><text:span text:style-name="T36">Positional terms like "1st" and modifiers like "double" are formed with the word for position, </text:span><text:span text:style-name="T41">ok</text:span><text:span text:style-name="T36">, followed by the number.</text:span></text:p>
      <text:p text:style-name="P5"/>
      <text:p text:style-name="P7"><text:span text:style-name="T36">The word for "double" or "2nd" is </text:span><text:span text:style-name="T42">o</text:span><text:span text:style-name="T41">kY</text:span><text:span text:style-name="T36">.</text:span></text:p>
      <text:p text:style-name="P61">Examples</text:p>
      <text:p text:style-name="P39">Aono and Ecssiah</text:p>
      <text:p text:style-name="P41">AOnu un ekssEu</text:p>
      <text:p text:style-name="P44"/>
      <text:p text:style-name="P44">Good and Evil</text:p>
      <text:p text:style-name="P41">AOn un gw</text:p>
      <text:p text:style-name="P44"/>
      <text:p text:style-name="P42">Beginning and Ending</text:p>
      <text:p text:style-name="P35">ok un ko</text:p>
      <text:p text:style-name="P42"/>
      <text:p text:style-name="P45"><text:soft-page-break/><text:span text:style-name="T34">Female</text:span> and <text:span text:style-name="T34">Male</text:span></text:p>
      <text:p text:style-name="P43">nEob un sen</text:p>
      <text:p text:style-name="P40"/>
      <text:p text:style-name="P45">Spirit and Soul</text:p>
      <text:p text:style-name="P34">sun un Aden</text:p>
      <text:p text:style-name="P44"/>
      <text:p text:style-name="P45">"We own the night."</text:p>
      <text:p text:style-name="P35">&lt;sU brAs tu tEO.&gt;</text:p>
      <text:p text:style-name="P46"/>
      <text:p text:style-name="P46">"We own nights."</text:p>
      <text:p text:style-name="P49"><text:span text:style-name="T36">&lt;s</text:span><text:span text:style-name="T33">U</text:span><text:span text:style-name="T36"> brAs </text:span><text:span text:style-name="T9">etu </text:span><text:span text:style-name="T36">tEO.&gt;</text:span></text:p>
      <text:p text:style-name="P46"/>
      <text:p text:style-name="P46">"Nights, we own."</text:p>
      <text:p text:style-name="P50"><text:span text:style-name="T1">&lt;li ete tEO s</text:span><text:span text:style-name="T30">U</text:span><text:span text:style-name="T1"> brAs.&gt;</text:span></text:p>
      <text:p text:style-name="P46"/>
      <text:p text:style-name="P46">"They wrote the documents."</text:p>
      <text:p text:style-name="P49"><text:span text:style-name="T36">&lt;s</text:span><text:span text:style-name="T33">U</text:span><text:span text:style-name="T36">nu Okr</text:span><text:span text:style-name="T33">U</text:span><text:span text:style-name="T36">s eru pasen.&gt;</text:span></text:p>
      <text:p text:style-name="P46"/>
      <text:p text:style-name="P45">"I will write the document."</text:p>
      <text:p text:style-name="P35">&lt;krUsO te pasen.&gt;</text:p>
      <text:p text:style-name="P45"/>
      <text:p text:style-name="P45">Literal: "Their document has zero principles."</text:p>
      <text:p text:style-name="P45">Natural: "Their document has no principles."</text:p>
      <text:p text:style-name="P50"><text:span text:style-name="T2">&lt;es s</text:span><text:span text:style-name="T31">U</text:span><text:span text:style-name="T2">nu pasen avum lok o.&gt;</text:span></text:p>
      <text:p text:style-name="P38"/>
      <text:p text:style-name="P45">"Our document has good principles."</text:p>
      <text:p text:style-name="P50"><text:span text:style-name="T48">&lt;es s</text:span><text:span text:style-name="T35">U </text:span><text:span text:style-name="T48">pasen avum AOn lokß.&gt;</text:span></text:p>
      <text:p text:style-name="P47"/>
      <text:p text:style-name="P47">"Are you writing a document?"</text:p>
      <text:p text:style-name="P50"><text:span text:style-name="T4">&lt;?U nel kr</text:span><text:span text:style-name="T32">U</text:span><text:span text:style-name="T4">s pasen.&gt;</text:span></text:p>
      <text:p text:style-name="P47"/>
      <text:p text:style-name="P47">"Yes, I am writing a document."</text:p>
      <text:p text:style-name="P50"><text:span text:style-name="T4">&lt;Zu, nel kr</text:span><text:span text:style-name="T32">U</text:span><text:span text:style-name="T4">s pasen.&gt;</text:span></text:p>
      <text:p text:style-name="P47"/>
      <text:p text:style-name="P47">"He has good intentions!"</text:p>
      <text:p text:style-name="P50"><text:soft-page-break/><text:span text:style-name="T4">&lt;!sonu avum </text:span><text:span text:style-name="T32">etu </text:span><text:span text:style-name="T4">WtOs AOn.&gt;</text:span></text:p>
      <text:p text:style-name="P47"/>
      <text:p text:style-name="P47">"Are those people evil?!"</text:p>
      <text:p text:style-name="P50"><text:span text:style-name="T4">&lt;;s</text:span><text:span text:style-name="T32">U</text:span><text:span text:style-name="T4">nA sE go</text:span><text:span text:style-name="T32">w</text:span><text:span text:style-name="T4">.&gt;</text:span></text:p>
      <text:p text:style-name="P47"/>
      <text:p text:style-name="P47">"No, these people are good!"</text:p>
      <text:p text:style-name="P50"><text:span text:style-name="T4">&lt;!no, s</text:span><text:span text:style-name="T32">U</text:span><text:span text:style-name="T4">nA sE AOn.&gt;</text:span></text:p>
      <text:p text:style-name="P47"/>
      <text:p text:style-name="P47">"I will stress the principles!"</text:p>
      <text:p text:style-name="P36">&lt;!zonO etu lok.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9T19:33:02</dc:date>
    <meta:editing-duration>P4DT12H8M42S</meta:editing-duration>
    <meta:editing-cycles>980</meta:editing-cycles>
    <meta:generator>OpenOffice/4.1.15$Unix OpenOffice.org_project/4115m2$Build-9813</meta:generator>
    <dc:creator>Michael Chapman</dc:creator>
    <meta:document-statistic meta:table-count="6" meta:image-count="0" meta:object-count="0" meta:page-count="11" meta:paragraph-count="303" meta:word-count="821" meta:character-count="3869"/>
  </office:meta>
</office:document-meta>
</file>